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f1ff" officeooo:paragraph-rsid="0000f1ff"/>
    </style:style>
    <style:style style:name="P2" style:family="paragraph" style:parent-style-name="Standard">
      <style:text-properties officeooo:rsid="00011e58" officeooo:paragraph-rsid="00011e58"/>
    </style:style>
    <style:style style:name="P3" style:family="paragraph" style:parent-style-name="Standard">
      <style:text-properties officeooo:rsid="000179be" officeooo:paragraph-rsid="000179be"/>
    </style:style>
    <style:style style:name="P4" style:family="paragraph" style:parent-style-name="Standard">
      <style:text-properties fo:language="es" fo:country="AR" officeooo:rsid="0003499d" officeooo:paragraph-rsid="0003499d"/>
    </style:style>
    <style:style style:name="P5" style:family="paragraph" style:parent-style-name="Standard">
      <style:text-properties fo:language="es" fo:country="AR" officeooo:rsid="0004946f" officeooo:paragraph-rsid="0004946f"/>
    </style:style>
    <style:style style:name="P6" style:family="paragraph" style:parent-style-name="Standard">
      <style:text-properties fo:language="es" fo:country="AR" officeooo:rsid="000681ae" officeooo:paragraph-rsid="000681ae"/>
    </style:style>
    <style:style style:name="P7" style:family="paragraph" style:parent-style-name="Standard">
      <style:text-properties fo:language="es" fo:country="AR" officeooo:rsid="001b57e6" officeooo:paragraph-rsid="001b57e6"/>
    </style:style>
    <style:style style:name="P8" style:family="paragraph" style:parent-style-name="Standard">
      <style:text-properties fo:language="es" fo:country="AR" officeooo:rsid="001c7284" officeooo:paragraph-rsid="001c7284"/>
    </style:style>
    <style:style style:name="P9" style:family="paragraph" style:parent-style-name="Standard">
      <style:text-properties fo:language="es" fo:country="AR" officeooo:rsid="001d181b" officeooo:paragraph-rsid="001d181b"/>
    </style:style>
    <style:style style:name="P10" style:family="paragraph" style:parent-style-name="Standard">
      <style:text-properties fo:language="es" fo:country="AR" officeooo:rsid="001d181b" officeooo:paragraph-rsid="001e073f"/>
    </style:style>
    <style:style style:name="P11" style:family="paragraph" style:parent-style-name="Standard">
      <style:text-properties fo:language="en" fo:country="US" officeooo:rsid="0009f933" officeooo:paragraph-rsid="0009f933"/>
    </style:style>
    <style:style style:name="P12" style:family="paragraph" style:parent-style-name="Standard">
      <style:text-properties fo:language="en" fo:country="US" officeooo:rsid="000bd2a2" officeooo:paragraph-rsid="000bd2a2"/>
    </style:style>
    <style:style style:name="P13" style:family="paragraph" style:parent-style-name="Standard">
      <style:text-properties fo:language="en" fo:country="US" officeooo:rsid="000f014a" officeooo:paragraph-rsid="000f014a"/>
    </style:style>
    <style:style style:name="P14" style:family="paragraph" style:parent-style-name="Standard">
      <style:text-properties fo:language="en" fo:country="US" officeooo:rsid="000f014a" officeooo:paragraph-rsid="0016d37a"/>
    </style:style>
    <style:style style:name="P15" style:family="paragraph" style:parent-style-name="Standard">
      <style:text-properties fo:language="en" fo:country="US" officeooo:rsid="001083a1" officeooo:paragraph-rsid="001083a1"/>
    </style:style>
    <style:style style:name="P16" style:family="paragraph" style:parent-style-name="Standard">
      <style:text-properties fo:language="en" fo:country="US" officeooo:rsid="0011efe1" officeooo:paragraph-rsid="0011efe1"/>
    </style:style>
    <style:style style:name="P17" style:family="paragraph" style:parent-style-name="Standard">
      <style:text-properties fo:language="en" fo:country="US" officeooo:rsid="0016d37a" officeooo:paragraph-rsid="0016d37a"/>
    </style:style>
    <style:style style:name="P18" style:family="paragraph" style:parent-style-name="Standard">
      <style:text-properties fo:language="en" fo:country="US" officeooo:rsid="0018ab93" officeooo:paragraph-rsid="0018ab93"/>
    </style:style>
    <style:style style:name="P19" style:family="paragraph" style:parent-style-name="Standard">
      <style:text-properties fo:language="en" fo:country="US" officeooo:rsid="001a6cf8" officeooo:paragraph-rsid="001a6cf8"/>
    </style:style>
    <style:style style:name="P20" style:family="paragraph" style:parent-style-name="Standard">
      <style:text-properties fo:language="en" fo:country="US" officeooo:rsid="001c7284" officeooo:paragraph-rsid="001c7284"/>
    </style:style>
    <style:style style:name="P21" style:family="paragraph" style:parent-style-name="Standard">
      <style:text-properties fo:language="en" fo:country="US" officeooo:rsid="001d181b" officeooo:paragraph-rsid="001d181b"/>
    </style:style>
    <style:style style:name="P22" style:family="paragraph" style:parent-style-name="Standard">
      <style:text-properties fo:font-size="10pt" fo:language="es" fo:country="AR" officeooo:rsid="001d181b" officeooo:paragraph-rsid="001d181b"/>
    </style:style>
    <style:style style:name="P23" style:family="paragraph" style:parent-style-name="Standard">
      <style:text-properties fo:font-size="10pt" fo:language="es" fo:country="AR" officeooo:rsid="001d181b" officeooo:paragraph-rsid="001e073f"/>
    </style:style>
    <style:style style:name="P24" style:family="paragraph" style:parent-style-name="Standard">
      <style:text-properties fo:font-size="10pt" fo:language="es" fo:country="AR" officeooo:rsid="001e073f" officeooo:paragraph-rsid="001e073f"/>
    </style:style>
    <style:style style:name="P25" style:family="paragraph" style:parent-style-name="Standard">
      <style:text-properties fo:font-size="10pt" fo:language="es" fo:country="AR" officeooo:rsid="00216087" officeooo:paragraph-rsid="00216087"/>
    </style:style>
    <style:style style:name="P26" style:family="paragraph" style:parent-style-name="Standard">
      <style:text-properties fo:font-size="10pt" fo:language="en" fo:country="US" officeooo:rsid="001d181b" officeooo:paragraph-rsid="001d181b"/>
    </style:style>
    <style:style style:name="P27" style:family="paragraph" style:parent-style-name="Standard">
      <style:text-properties fo:font-size="10pt" fo:language="en" fo:country="US" officeooo:rsid="001d181b" officeooo:paragraph-rsid="001e073f"/>
    </style:style>
    <style:style style:name="P28" style:family="paragraph" style:parent-style-name="Standard">
      <style:text-properties fo:font-size="10pt" fo:language="en" fo:country="US" officeooo:rsid="001e073f" officeooo:paragraph-rsid="001e073f"/>
    </style:style>
    <style:style style:name="P29" style:family="paragraph" style:parent-style-name="Standard">
      <style:text-properties fo:font-size="10pt" fo:language="en" fo:country="US" officeooo:rsid="00202e1b" officeooo:paragraph-rsid="00202e1b"/>
    </style:style>
    <style:style style:name="P30" style:family="paragraph" style:parent-style-name="Standard">
      <style:text-properties fo:font-size="10pt" fo:language="en" fo:country="US" officeooo:rsid="001e84b4" officeooo:paragraph-rsid="00200842"/>
    </style:style>
    <style:style style:name="P31" style:family="paragraph" style:parent-style-name="Standard">
      <style:text-properties fo:font-size="10pt" fo:language="en" fo:country="US" officeooo:rsid="001e84b4" officeooo:paragraph-rsid="001e84b4"/>
    </style:style>
    <style:style style:name="P32" style:family="paragraph" style:parent-style-name="Standard">
      <style:text-properties fo:font-size="10pt" fo:language="en" fo:country="US" officeooo:rsid="00200842" officeooo:paragraph-rsid="00200842"/>
    </style:style>
    <style:style style:name="P33" style:family="paragraph" style:parent-style-name="Standard">
      <style:text-properties fo:font-size="10pt" fo:language="en" fo:country="US" officeooo:rsid="002293d9" officeooo:paragraph-rsid="002293d9"/>
    </style:style>
    <style:style style:name="P34" style:family="paragraph" style:parent-style-name="Standard">
      <style:text-properties fo:font-size="10pt" fo:language="en" fo:country="US" officeooo:rsid="0022ba76" officeooo:paragraph-rsid="0022ba76"/>
    </style:style>
    <style:style style:name="P35" style:family="paragraph" style:parent-style-name="Standard">
      <style:text-properties fo:font-size="10pt" fo:language="en" fo:country="US" officeooo:rsid="00239df4" officeooo:paragraph-rsid="00239df4"/>
    </style:style>
    <style:style style:name="P36" style:family="paragraph" style:parent-style-name="Standard">
      <style:text-properties fo:font-size="10pt" fo:language="en" fo:country="US" officeooo:rsid="0023b352" officeooo:paragraph-rsid="0023b352"/>
    </style:style>
    <style:style style:name="P37" style:family="paragraph" style:parent-style-name="Standard">
      <style:text-properties fo:font-size="10pt" fo:language="en" fo:country="US" officeooo:rsid="00245223" officeooo:paragraph-rsid="00245223"/>
    </style:style>
    <style:style style:name="P38" style:family="paragraph" style:parent-style-name="Standard">
      <style:text-properties fo:font-size="10pt" fo:language="en" fo:country="US" officeooo:rsid="00251107" officeooo:paragraph-rsid="00251107"/>
    </style:style>
    <style:style style:name="P39" style:family="paragraph" style:parent-style-name="Standard">
      <style:text-properties fo:font-size="10pt" fo:language="en" fo:country="US" officeooo:rsid="0026daf8" officeooo:paragraph-rsid="0026daf8"/>
    </style:style>
    <style:style style:name="P40" style:family="paragraph" style:parent-style-name="Standard">
      <style:text-properties fo:font-size="10pt" fo:language="en" fo:country="US" officeooo:rsid="0028f912" officeooo:paragraph-rsid="0028f912"/>
    </style:style>
    <style:style style:name="P41" style:family="paragraph" style:parent-style-name="Standard">
      <style:text-properties fo:font-size="10pt" fo:language="en" fo:country="US" officeooo:rsid="002aad90" officeooo:paragraph-rsid="002aad90"/>
    </style:style>
    <style:style style:name="P42" style:family="paragraph" style:parent-style-name="Standard">
      <style:text-properties fo:font-size="10pt" fo:language="en" fo:country="US" officeooo:rsid="002becb1" officeooo:paragraph-rsid="002becb1"/>
    </style:style>
    <style:style style:name="P43" style:family="paragraph" style:parent-style-name="Standard">
      <style:text-properties fo:font-size="10pt" fo:language="en" fo:country="US" officeooo:rsid="002de288" officeooo:paragraph-rsid="002de288"/>
    </style:style>
    <style:style style:name="P44" style:family="paragraph" style:parent-style-name="Standard">
      <style:text-properties fo:font-size="10pt" fo:language="en" fo:country="US" officeooo:rsid="002fba21" officeooo:paragraph-rsid="002fba21"/>
    </style:style>
    <style:style style:name="P45" style:family="paragraph" style:parent-style-name="Standard">
      <style:text-properties fo:font-size="10pt" fo:language="en" fo:country="US" officeooo:rsid="003009d3" officeooo:paragraph-rsid="003009d3"/>
    </style:style>
    <style:style style:name="P46" style:family="paragraph" style:parent-style-name="Standard">
      <style:text-properties fo:font-size="10pt" fo:language="en" fo:country="US" officeooo:rsid="0031a6a7" officeooo:paragraph-rsid="0031a6a7"/>
    </style:style>
    <style:style style:name="P47" style:family="paragraph" style:parent-style-name="Standard">
      <style:text-properties fo:font-size="10pt" fo:language="en" fo:country="US" officeooo:rsid="0032ac2b" officeooo:paragraph-rsid="0032ac2b"/>
    </style:style>
    <style:style style:name="P48" style:family="paragraph" style:parent-style-name="Standard">
      <style:text-properties fo:font-size="10pt" fo:language="en" fo:country="US" officeooo:rsid="0033bcbc" officeooo:paragraph-rsid="0033bcbc"/>
    </style:style>
    <style:style style:name="P49" style:family="paragraph" style:parent-style-name="Standard">
      <style:text-properties fo:font-size="10pt" fo:language="en" fo:country="US" officeooo:rsid="00344938" officeooo:paragraph-rsid="00344938"/>
    </style:style>
    <style:style style:name="P50" style:family="paragraph" style:parent-style-name="Standard">
      <style:text-properties fo:font-size="10pt" fo:language="en" fo:country="US" officeooo:rsid="0035c3f9" officeooo:paragraph-rsid="0035c3f9"/>
    </style:style>
    <style:style style:name="P51" style:family="paragraph" style:parent-style-name="Standard">
      <style:text-properties fo:font-size="10pt" fo:language="en" fo:country="US" officeooo:rsid="003803a6" officeooo:paragraph-rsid="003803a6"/>
    </style:style>
    <style:style style:name="P52" style:family="paragraph" style:parent-style-name="Standard">
      <style:text-properties fo:font-size="10pt" fo:language="en" fo:country="US" officeooo:rsid="0039bf94" officeooo:paragraph-rsid="0039bf94"/>
    </style:style>
    <style:style style:name="P53" style:family="paragraph" style:parent-style-name="Standard">
      <style:text-properties fo:font-size="10pt" fo:language="en" fo:country="US" officeooo:rsid="003b9887" officeooo:paragraph-rsid="003b9887"/>
    </style:style>
    <style:style style:name="P54" style:family="paragraph" style:parent-style-name="Standard">
      <style:text-properties fo:font-size="10pt" fo:language="en" fo:country="US" officeooo:rsid="003d733b" officeooo:paragraph-rsid="003d733b"/>
    </style:style>
    <style:style style:name="P55" style:family="paragraph" style:parent-style-name="Standard">
      <style:text-properties fo:font-size="10pt" fo:language="en" fo:country="US" officeooo:rsid="003e94ad" officeooo:paragraph-rsid="003e94ad"/>
    </style:style>
    <style:style style:name="P56" style:family="paragraph" style:parent-style-name="Standard">
      <style:text-properties fo:font-size="10pt" fo:language="en" fo:country="US" officeooo:rsid="003fee1f" officeooo:paragraph-rsid="003fee1f"/>
    </style:style>
    <style:style style:name="P57" style:family="paragraph" style:parent-style-name="Standard">
      <style:text-properties fo:font-size="10pt" fo:language="en" fo:country="US" officeooo:rsid="0040e69a" officeooo:paragraph-rsid="0040e69a"/>
    </style:style>
    <style:style style:name="P58" style:family="paragraph" style:parent-style-name="Standard">
      <style:text-properties fo:font-size="10pt" fo:language="en" fo:country="US" officeooo:rsid="004312a9" officeooo:paragraph-rsid="004312a9"/>
    </style:style>
    <style:style style:name="P59" style:family="paragraph" style:parent-style-name="Standard">
      <style:text-properties fo:font-size="10pt" fo:language="en" fo:country="US" officeooo:rsid="00456f6a" officeooo:paragraph-rsid="00456f6a"/>
    </style:style>
    <style:style style:name="P60" style:family="paragraph" style:parent-style-name="Standard">
      <style:text-properties fo:font-size="10pt" fo:language="en" fo:country="US" officeooo:rsid="00471a1a" officeooo:paragraph-rsid="00471a1a"/>
    </style:style>
    <style:style style:name="P61" style:family="paragraph" style:parent-style-name="Standard">
      <style:text-properties fo:font-size="10pt" fo:language="en" fo:country="US" officeooo:rsid="0048ba8a" officeooo:paragraph-rsid="0048ba8a"/>
    </style:style>
    <style:style style:name="P62" style:family="paragraph" style:parent-style-name="Standard">
      <style:text-properties fo:font-size="10pt" fo:language="en" fo:country="US" officeooo:rsid="004a0ace" officeooo:paragraph-rsid="004a0ace"/>
    </style:style>
    <style:style style:name="P63" style:family="paragraph" style:parent-style-name="Standard">
      <style:text-properties fo:font-size="10pt" fo:language="en" fo:country="US" officeooo:rsid="004bd7c1" officeooo:paragraph-rsid="004bd7c1"/>
    </style:style>
    <style:style style:name="P64" style:family="paragraph" style:parent-style-name="Standard">
      <style:text-properties fo:font-size="10pt" fo:language="en" fo:country="US" officeooo:rsid="004dc8b1" officeooo:paragraph-rsid="004dc8b1"/>
    </style:style>
    <style:style style:name="P65" style:family="paragraph" style:parent-style-name="Standard">
      <style:text-properties fo:font-size="10pt" fo:language="en" fo:country="US" officeooo:rsid="004eea68" officeooo:paragraph-rsid="004eea68"/>
    </style:style>
    <style:style style:name="P66" style:family="paragraph" style:parent-style-name="Standard">
      <style:text-properties fo:font-size="10pt" fo:language="en" fo:country="US" officeooo:rsid="00505e1d" officeooo:paragraph-rsid="00505e1d"/>
    </style:style>
    <style:style style:name="P67" style:family="paragraph" style:parent-style-name="Standard">
      <style:text-properties fo:font-size="10pt" fo:language="en" fo:country="US" officeooo:rsid="0052771c" officeooo:paragraph-rsid="0052771c"/>
    </style:style>
    <style:style style:name="P68" style:family="paragraph" style:parent-style-name="Standard">
      <style:text-properties fo:font-size="10pt" fo:language="en" fo:country="US" officeooo:rsid="005290b2" officeooo:paragraph-rsid="005290b2"/>
    </style:style>
    <style:style style:name="P69" style:family="paragraph" style:parent-style-name="Standard">
      <style:text-properties fo:font-size="10pt" fo:language="en" fo:country="US" officeooo:rsid="005290b2" officeooo:paragraph-rsid="004dc8b1"/>
    </style:style>
    <style:style style:name="P70" style:family="paragraph" style:parent-style-name="Standard">
      <style:text-properties fo:font-size="10pt" fo:language="en" fo:country="US" officeooo:rsid="005354c3" officeooo:paragraph-rsid="005354c3"/>
    </style:style>
    <style:style style:name="P71" style:family="paragraph" style:parent-style-name="Standard">
      <style:text-properties fo:font-size="10pt" fo:language="en" fo:country="US" officeooo:rsid="0056f2a1" officeooo:paragraph-rsid="005354c3"/>
    </style:style>
    <style:style style:name="P72" style:family="paragraph" style:parent-style-name="Standard">
      <style:text-properties fo:font-size="10pt" fo:language="en" fo:country="US" officeooo:rsid="0056f2a1" officeooo:paragraph-rsid="0056f2a1"/>
    </style:style>
    <style:style style:name="P73" style:family="paragraph" style:parent-style-name="Standard">
      <style:text-properties fo:font-size="10pt" fo:language="en" fo:country="US" officeooo:rsid="0056f2a1" officeooo:paragraph-rsid="005beb80"/>
    </style:style>
    <style:style style:name="P74" style:family="paragraph" style:parent-style-name="Standard">
      <style:text-properties fo:font-size="10pt" fo:language="en" fo:country="US" officeooo:rsid="005867b8" officeooo:paragraph-rsid="005867b8"/>
    </style:style>
    <style:style style:name="P75" style:family="paragraph" style:parent-style-name="Standard">
      <style:text-properties fo:font-size="10pt" fo:language="en" fo:country="US" officeooo:rsid="0059f4ca" officeooo:paragraph-rsid="0059f4ca"/>
    </style:style>
    <style:style style:name="P76" style:family="paragraph" style:parent-style-name="Standard">
      <style:text-properties fo:font-size="10pt" fo:language="en" fo:country="US" officeooo:rsid="005b99ee" officeooo:paragraph-rsid="005b99ee"/>
    </style:style>
    <style:style style:name="P77" style:family="paragraph" style:parent-style-name="Standard">
      <style:text-properties fo:font-size="10pt" fo:language="en" fo:country="US" officeooo:rsid="005c0d47" officeooo:paragraph-rsid="005c0d47"/>
    </style:style>
    <style:style style:name="P78" style:family="paragraph" style:parent-style-name="Standard">
      <style:text-properties fo:font-size="10pt" fo:language="en" fo:country="US" officeooo:rsid="005c2d2f" officeooo:paragraph-rsid="005c2d2f"/>
    </style:style>
    <style:style style:name="P79" style:family="paragraph" style:parent-style-name="Standard">
      <style:text-properties fo:font-size="10pt" fo:language="en" fo:country="US" officeooo:rsid="005d94ca" officeooo:paragraph-rsid="005d94ca"/>
    </style:style>
    <style:style style:name="P80" style:family="paragraph" style:parent-style-name="Standard">
      <style:text-properties fo:font-size="10pt" fo:language="en" fo:country="US" officeooo:rsid="005f3070" officeooo:paragraph-rsid="005f3070"/>
    </style:style>
    <style:style style:name="P81" style:family="paragraph" style:parent-style-name="Standard">
      <style:text-properties fo:font-size="10pt" fo:language="en" fo:country="US" officeooo:rsid="005f92d3" officeooo:paragraph-rsid="005f92d3"/>
    </style:style>
    <style:style style:name="P82" style:family="paragraph" style:parent-style-name="Standard">
      <style:text-properties fo:font-size="10pt" fo:language="en" fo:country="US" officeooo:rsid="0060462c" officeooo:paragraph-rsid="0060462c"/>
    </style:style>
    <style:style style:name="P83" style:family="paragraph" style:parent-style-name="Standard">
      <style:text-properties fo:font-size="10pt" fo:language="en" fo:country="US" officeooo:rsid="006074d8" officeooo:paragraph-rsid="006074d8"/>
    </style:style>
    <style:style style:name="P84" style:family="paragraph" style:parent-style-name="Standard">
      <style:text-properties fo:font-size="10pt" fo:language="en" fo:country="US" officeooo:rsid="0060462c" officeooo:paragraph-rsid="0060462c" style:font-size-asian="10pt" style:font-size-complex="10pt"/>
    </style:style>
    <style:style style:name="P85" style:family="paragraph" style:parent-style-name="Standard">
      <style:text-properties fo:font-size="10pt" fo:language="en" fo:country="US" officeooo:rsid="006074d8" officeooo:paragraph-rsid="006074d8" style:font-size-asian="10pt" style:font-size-complex="10pt"/>
    </style:style>
    <style:style style:name="P86" style:family="paragraph" style:parent-style-name="Standard">
      <style:text-properties fo:font-size="10pt" fo:language="en" fo:country="US" officeooo:rsid="00905abe" officeooo:paragraph-rsid="00905abe"/>
    </style:style>
    <style:style style:name="P87" style:family="paragraph" style:parent-style-name="Standard">
      <style:text-properties officeooo:rsid="002fba21" officeooo:paragraph-rsid="002fba21"/>
    </style:style>
    <style:style style:name="P88" style:family="paragraph" style:parent-style-name="Text_20_body">
      <style:text-properties fo:font-size="10pt" style:font-size-asian="10pt" style:font-size-complex="10pt"/>
    </style:style>
    <style:style style:name="P89" style:family="paragraph" style:parent-style-name="Text_20_body">
      <style:text-properties fo:font-size="10pt" officeooo:rsid="006074d8" officeooo:paragraph-rsid="006074d8" style:font-size-asian="10pt" style:font-size-complex="10pt"/>
    </style:style>
    <style:style style:name="P90" style:family="paragraph" style:parent-style-name="Text_20_body">
      <style:text-properties fo:font-size="10pt" officeooo:rsid="0061527e" officeooo:paragraph-rsid="0061527e" style:font-size-asian="10pt" style:font-size-complex="10pt"/>
    </style:style>
    <style:style style:name="P91" style:family="paragraph" style:parent-style-name="Text_20_body">
      <style:text-properties fo:font-size="10pt" fo:language="es" fo:country="AR" officeooo:rsid="0063b245" officeooo:paragraph-rsid="0063b245" style:font-size-asian="10pt" style:font-size-complex="10pt"/>
    </style:style>
    <style:style style:name="P92" style:family="paragraph" style:parent-style-name="Text_20_body">
      <style:text-properties fo:font-size="10pt" fo:language="en" fo:country="US" officeooo:rsid="0064bf80" officeooo:paragraph-rsid="0064bf80" style:font-size-asian="10pt" style:font-size-complex="10pt"/>
    </style:style>
    <style:style style:name="P93" style:family="paragraph" style:parent-style-name="Text_20_body">
      <style:text-properties fo:font-size="10pt" fo:language="en" fo:country="US" officeooo:rsid="00669f73" officeooo:paragraph-rsid="00669f73" style:font-size-asian="10pt" style:font-size-complex="10pt"/>
    </style:style>
    <style:style style:name="P94" style:family="paragraph" style:parent-style-name="Text_20_body">
      <style:text-properties fo:font-size="10pt" fo:language="en" fo:country="US" officeooo:rsid="0066b07c" officeooo:paragraph-rsid="0066b07c" style:font-size-asian="10pt" style:font-size-complex="10pt"/>
    </style:style>
    <style:style style:name="P95" style:family="paragraph" style:parent-style-name="Text_20_body">
      <style:text-properties fo:font-size="10pt" fo:language="en" fo:country="US" officeooo:rsid="00677618" officeooo:paragraph-rsid="00677618" style:font-size-asian="10pt" style:font-size-complex="10pt"/>
    </style:style>
    <style:style style:name="P96" style:family="paragraph" style:parent-style-name="Text_20_body">
      <style:text-properties fo:font-size="10pt" fo:language="en" fo:country="US" officeooo:rsid="0067c23a" officeooo:paragraph-rsid="0067c23a" style:font-size-asian="10pt" style:font-size-complex="10pt"/>
    </style:style>
    <style:style style:name="P97" style:family="paragraph" style:parent-style-name="Text_20_body">
      <style:text-properties fo:font-size="10pt" fo:language="en" fo:country="US" officeooo:rsid="006daf38" officeooo:paragraph-rsid="006daf38" style:font-size-asian="10pt" style:font-size-complex="10pt"/>
    </style:style>
    <style:style style:name="P98" style:family="paragraph" style:parent-style-name="Text_20_body">
      <style:text-properties fo:font-size="10pt" fo:language="en" fo:country="US" officeooo:rsid="006f9c76" officeooo:paragraph-rsid="006f9c76" style:font-size-asian="10pt" style:font-size-complex="10pt"/>
    </style:style>
    <style:style style:name="P99" style:family="paragraph" style:parent-style-name="Text_20_body">
      <style:text-properties fo:font-size="10pt" fo:language="en" fo:country="US" officeooo:rsid="0073682e" officeooo:paragraph-rsid="0073682e" style:font-size-asian="10pt" style:font-size-complex="10pt"/>
    </style:style>
    <style:style style:name="P100" style:family="paragraph" style:parent-style-name="Text_20_body">
      <style:text-properties fo:font-size="10pt" fo:language="en" fo:country="US" officeooo:rsid="00739b39" officeooo:paragraph-rsid="00739b39" style:font-size-asian="10pt" style:font-size-complex="10pt"/>
    </style:style>
    <style:style style:name="P101" style:family="paragraph" style:parent-style-name="Text_20_body">
      <style:text-properties fo:font-size="10pt" fo:language="en" fo:country="US" officeooo:rsid="00740a2b" officeooo:paragraph-rsid="00740a2b" style:font-size-asian="10pt" style:font-size-complex="10pt"/>
    </style:style>
    <style:style style:name="P102" style:family="paragraph" style:parent-style-name="Text_20_body">
      <style:text-properties fo:font-size="10pt" fo:language="en" fo:country="US" officeooo:rsid="0074f542" officeooo:paragraph-rsid="0074f542" style:font-size-asian="10pt" style:font-size-complex="10pt"/>
    </style:style>
    <style:style style:name="P103" style:family="paragraph" style:parent-style-name="Text_20_body">
      <style:text-properties fo:font-size="10pt" fo:language="en" fo:country="US" officeooo:rsid="00768141" officeooo:paragraph-rsid="00768141" style:font-size-asian="10pt" style:font-size-complex="10pt"/>
    </style:style>
    <style:style style:name="P104" style:family="paragraph" style:parent-style-name="Text_20_body">
      <style:text-properties fo:font-size="10pt" fo:language="en" fo:country="US" officeooo:rsid="0077a984" officeooo:paragraph-rsid="0077a984" style:font-size-asian="10pt" style:font-size-complex="10pt"/>
    </style:style>
    <style:style style:name="P105" style:family="paragraph" style:parent-style-name="Text_20_body">
      <style:text-properties fo:font-size="10pt" fo:language="en" fo:country="US" officeooo:rsid="007e4c6d" officeooo:paragraph-rsid="007e4c6d" style:font-size-asian="10pt" style:font-size-complex="10pt"/>
    </style:style>
    <style:style style:name="P106" style:family="paragraph" style:parent-style-name="Text_20_body">
      <style:text-properties fo:font-size="10pt" fo:language="en" fo:country="US" officeooo:rsid="0080b952" officeooo:paragraph-rsid="0080b952" style:font-size-asian="10pt" style:font-size-complex="10pt"/>
    </style:style>
    <style:style style:name="P107" style:family="paragraph" style:parent-style-name="Text_20_body">
      <style:text-properties fo:font-size="10pt" fo:language="en" fo:country="US" officeooo:rsid="00815932" officeooo:paragraph-rsid="00815932" style:font-size-asian="10pt" style:font-size-complex="10pt"/>
    </style:style>
    <style:style style:name="P108" style:family="paragraph" style:parent-style-name="Text_20_body">
      <style:text-properties fo:font-size="10pt" fo:language="en" fo:country="US" officeooo:rsid="00815932" officeooo:paragraph-rsid="00835430" style:font-size-asian="10pt" style:font-size-complex="10pt"/>
    </style:style>
    <style:style style:name="P109" style:family="paragraph" style:parent-style-name="Text_20_body">
      <style:text-properties fo:font-size="10pt" fo:language="en" fo:country="US" officeooo:rsid="00835430" officeooo:paragraph-rsid="00835430" style:font-size-asian="10pt" style:font-size-complex="10pt"/>
    </style:style>
    <style:style style:name="P110" style:family="paragraph" style:parent-style-name="Text_20_body">
      <style:text-properties fo:font-size="10pt" fo:language="en" fo:country="US" officeooo:rsid="0083e2d9" officeooo:paragraph-rsid="0083e2d9" style:font-size-asian="10pt" style:font-size-complex="10pt"/>
    </style:style>
    <style:style style:name="P111" style:family="paragraph" style:parent-style-name="Text_20_body">
      <style:text-properties fo:font-size="10pt" fo:language="en" fo:country="US" officeooo:rsid="0085ab08" officeooo:paragraph-rsid="0088633d" style:font-size-asian="10pt" style:font-size-complex="10pt"/>
    </style:style>
    <style:style style:name="P112" style:family="paragraph" style:parent-style-name="Text_20_body">
      <style:text-properties fo:font-size="10pt" fo:language="en" fo:country="US" officeooo:rsid="008a5f48" officeooo:paragraph-rsid="008a5f48" style:font-size-asian="10pt" style:font-size-complex="10pt"/>
    </style:style>
    <style:style style:name="P113" style:family="paragraph" style:parent-style-name="Text_20_body">
      <style:text-properties fo:font-size="10pt" fo:language="en" fo:country="US" officeooo:rsid="008b271b" officeooo:paragraph-rsid="008b271b" style:font-size-asian="10pt" style:font-size-complex="10pt"/>
    </style:style>
    <style:style style:name="P114" style:family="paragraph" style:parent-style-name="Text_20_body">
      <style:text-properties fo:font-size="10pt" fo:language="en" fo:country="US" officeooo:rsid="008b271b" officeooo:paragraph-rsid="009338ac" style:font-size-asian="10pt" style:font-size-complex="10pt"/>
    </style:style>
    <style:style style:name="P115" style:family="paragraph" style:parent-style-name="Text_20_body">
      <style:text-properties fo:font-size="10pt" fo:language="en" fo:country="US" officeooo:rsid="008b271b" officeooo:paragraph-rsid="00958fd6" style:font-size-asian="10pt" style:font-size-complex="10pt"/>
    </style:style>
    <style:style style:name="P116" style:family="paragraph" style:parent-style-name="Text_20_body">
      <style:text-properties fo:font-size="10pt" fo:language="en" fo:country="US" officeooo:rsid="009338ac" officeooo:paragraph-rsid="0094b556" style:font-size-asian="10pt" style:font-size-complex="10pt"/>
    </style:style>
    <style:style style:name="P117" style:family="paragraph" style:parent-style-name="Text_20_body">
      <style:text-properties fo:font-size="10pt" fo:language="en" fo:country="US" officeooo:rsid="009aa516" officeooo:paragraph-rsid="009aa516" style:font-size-asian="10pt" style:font-size-complex="10pt"/>
    </style:style>
    <style:style style:name="P118" style:family="paragraph" style:parent-style-name="Text_20_body">
      <style:text-properties fo:font-size="10pt" fo:language="en" fo:country="US" officeooo:rsid="009de6e9" officeooo:paragraph-rsid="00a1c0fc" style:font-size-asian="10pt" style:font-size-complex="10pt"/>
    </style:style>
    <style:style style:name="P119" style:family="paragraph" style:parent-style-name="Text_20_body">
      <style:text-properties fo:font-size="10pt" fo:language="en" fo:country="US" officeooo:rsid="009de6e9" officeooo:paragraph-rsid="00a3a1f6" style:font-size-asian="10pt" style:font-size-complex="10pt"/>
    </style:style>
    <style:style style:name="P120" style:family="paragraph" style:parent-style-name="Text_20_body">
      <style:text-properties fo:font-size="10pt" fo:language="en" fo:country="US" officeooo:rsid="00aa48cc" officeooo:paragraph-rsid="00aa48cc" style:font-size-asian="10pt" style:font-size-complex="10pt"/>
    </style:style>
    <style:style style:name="P121" style:family="paragraph" style:parent-style-name="Text_20_body">
      <style:text-properties fo:font-size="10pt" fo:language="en" fo:country="US" officeooo:rsid="00ade422" officeooo:paragraph-rsid="00ade422" style:font-size-asian="10pt" style:font-size-complex="10pt"/>
    </style:style>
    <style:style style:name="P122" style:family="paragraph" style:parent-style-name="Text_20_body">
      <style:text-properties fo:font-size="10pt" fo:language="en" fo:country="US" officeooo:rsid="00ade422" officeooo:paragraph-rsid="00d2d4cd" style:font-size-asian="10pt" style:font-size-complex="10pt"/>
    </style:style>
    <style:style style:name="P123" style:family="paragraph" style:parent-style-name="Text_20_body">
      <style:text-properties fo:font-size="10pt" fo:language="en" fo:country="US" officeooo:rsid="00d59bac" officeooo:paragraph-rsid="00d59bac" style:font-size-asian="10pt" style:font-size-complex="10pt"/>
    </style:style>
    <style:style style:name="P124" style:family="paragraph" style:parent-style-name="Text_20_body">
      <style:text-properties fo:font-size="10pt" fo:language="en" fo:country="US" officeooo:rsid="00e3e447" officeooo:paragraph-rsid="00e3e447" style:font-size-asian="10pt" style:font-size-complex="10pt"/>
    </style:style>
    <style:style style:name="P125" style:family="paragraph" style:parent-style-name="Text_20_body">
      <style:text-properties fo:font-size="10pt" fo:language="en" fo:country="US" officeooo:rsid="00e46613" officeooo:paragraph-rsid="00e46613" style:font-size-asian="10pt" style:font-size-complex="10pt"/>
    </style:style>
    <style:style style:name="P126" style:family="paragraph" style:parent-style-name="Text_20_body">
      <style:text-properties fo:font-size="10pt" fo:language="en" fo:country="US" officeooo:rsid="00e7c11c" officeooo:paragraph-rsid="00ec3835" style:font-size-asian="10pt" style:font-size-complex="10pt"/>
    </style:style>
    <style:style style:name="P127" style:family="paragraph" style:parent-style-name="Text_20_body">
      <style:text-properties fo:font-size="10pt" fo:language="en" fo:country="US" officeooo:rsid="00ec3835" officeooo:paragraph-rsid="00ec3835" style:font-size-asian="10pt" style:font-size-complex="10pt"/>
    </style:style>
    <style:style style:name="P128" style:family="paragraph" style:parent-style-name="Text_20_body">
      <style:text-properties fo:font-size="10pt" fo:language="en" fo:country="US" officeooo:rsid="00ed81d4" officeooo:paragraph-rsid="00ed81d4" style:font-size-asian="10pt" style:font-size-complex="10pt"/>
    </style:style>
    <style:style style:name="P129" style:family="paragraph" style:parent-style-name="Text_20_body">
      <style:text-properties fo:font-size="10pt" fo:language="en" fo:country="US" officeooo:rsid="00f069a2" officeooo:paragraph-rsid="00f069a2" style:font-size-asian="10pt" style:font-size-complex="10pt"/>
    </style:style>
    <style:style style:name="T1" style:family="text">
      <style:text-properties officeooo:rsid="000198eb"/>
    </style:style>
    <style:style style:name="T2" style:family="text">
      <style:text-properties officeooo:rsid="0007b85c"/>
    </style:style>
    <style:style style:name="T3" style:family="text">
      <style:text-properties officeooo:rsid="00092293"/>
    </style:style>
    <style:style style:name="T4" style:family="text">
      <style:text-properties officeooo:rsid="000c5cd5"/>
    </style:style>
    <style:style style:name="T5" style:family="text">
      <style:text-properties officeooo:rsid="001083a1"/>
    </style:style>
    <style:style style:name="T6" style:family="text">
      <style:text-properties officeooo:rsid="001502ce"/>
    </style:style>
    <style:style style:name="T7" style:family="text">
      <style:text-properties officeooo:rsid="0016d37a"/>
    </style:style>
    <style:style style:name="T8" style:family="text">
      <style:text-properties officeooo:rsid="0018ab93"/>
    </style:style>
    <style:style style:name="T9" style:family="text">
      <style:text-properties fo:language="en" fo:country="US"/>
    </style:style>
    <style:style style:name="T10" style:family="text">
      <style:text-properties fo:language="en" fo:country="US" officeooo:rsid="001d181b"/>
    </style:style>
    <style:style style:name="T11" style:family="text">
      <style:text-properties fo:language="en" fo:country="US" officeooo:rsid="001e073f"/>
    </style:style>
    <style:style style:name="T12" style:family="text">
      <style:text-properties fo:language="en" fo:country="US" officeooo:rsid="00229324"/>
    </style:style>
    <style:style style:name="T13" style:family="text">
      <style:text-properties officeooo:rsid="001d181b"/>
    </style:style>
    <style:style style:name="T14" style:family="text">
      <style:text-properties officeooo:rsid="00259d98"/>
    </style:style>
    <style:style style:name="T15" style:family="text">
      <style:text-properties officeooo:rsid="002aad90"/>
    </style:style>
    <style:style style:name="T16" style:family="text">
      <style:text-properties officeooo:rsid="0031c467"/>
    </style:style>
    <style:style style:name="T17" style:family="text">
      <style:text-properties officeooo:rsid="0035c3f9"/>
    </style:style>
    <style:style style:name="T18" style:family="text">
      <style:text-properties officeooo:rsid="005beb80"/>
    </style:style>
    <style:style style:name="T19" style:family="text">
      <style:text-properties officeooo:rsid="005f92d3"/>
    </style:style>
    <style:style style:name="T20" style:family="text">
      <style:text-properties officeooo:rsid="006074d8"/>
    </style:style>
    <style:style style:name="T21" style:family="text">
      <style:text-properties officeooo:rsid="0066b07c"/>
    </style:style>
    <style:style style:name="T22" style:family="text">
      <style:text-properties officeooo:rsid="00677618"/>
    </style:style>
    <style:style style:name="T23" style:family="text">
      <style:text-properties officeooo:rsid="00695d6b"/>
    </style:style>
    <style:style style:name="T24" style:family="text">
      <style:text-properties officeooo:rsid="00768141"/>
    </style:style>
    <style:style style:name="T25" style:family="text">
      <style:text-properties officeooo:rsid="007fdcf6"/>
    </style:style>
    <style:style style:name="T26" style:family="text">
      <style:text-properties officeooo:rsid="00835430"/>
    </style:style>
    <style:style style:name="T27" style:family="text">
      <style:text-properties officeooo:rsid="0088633d"/>
    </style:style>
    <style:style style:name="T28" style:family="text">
      <style:text-properties style:text-underline-style="none"/>
    </style:style>
    <style:style style:name="T29" style:family="text">
      <style:text-properties officeooo:rsid="008e0fbb"/>
    </style:style>
    <style:style style:name="T30" style:family="text">
      <style:text-properties officeooo:rsid="00923f65"/>
    </style:style>
    <style:style style:name="T31" style:family="text">
      <style:text-properties officeooo:rsid="0094b556"/>
    </style:style>
    <style:style style:name="T32" style:family="text">
      <style:text-properties officeooo:rsid="009c088e"/>
    </style:style>
    <style:style style:name="T33" style:family="text">
      <style:text-properties officeooo:rsid="009f8b51"/>
    </style:style>
    <style:style style:name="T34" style:family="text">
      <style:text-properties fo:language="es" fo:country="AR" officeooo:rsid="00a1c0fc"/>
    </style:style>
    <style:style style:name="T35" style:family="text">
      <style:text-properties officeooo:rsid="00a1c0fc"/>
    </style:style>
    <style:style style:name="T36" style:family="text">
      <style:text-properties officeooo:rsid="00b2e7be"/>
    </style:style>
    <style:style style:name="T37" style:family="text">
      <style:text-properties officeooo:rsid="00dd382d"/>
    </style:style>
    <style:style style:name="T38" style:family="text">
      <style:text-properties officeooo:rsid="00e86662"/>
    </style:style>
    <style:style style:name="T39" style:family="text">
      <style:text-properties officeooo:rsid="00f06f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Game Coding Complete</text:p>
      <text:p text:style-name="P87">Game Engine Architecture</text:p>
      <text:p text:style-name="P2"/>
      <text:p text:style-name="P2">Sokobond</text:p>
      <text:p text:style-name="P1"/>
      <text:p text:style-name="P1">S<text:span text:style-name="T3">FM</text:span>L</text:p>
      <text:p text:style-name="P1"/>
      <text:p text:style-name="P3">GitHub <text:span text:style-name="T1">GitBucket</text:span></text:p>
      <text:p text:style-name="P3"><text:s/></text:p>
      <text:p text:style-name="P4">AOT vs JIT tipos de compilacion</text:p>
      <text:p text:style-name="P5">Preprocesador resuelve lo que tiene numeral y pega el codigo que incluimos en el nuestro, ignora espacios, elimina comentarios, etc para que el compilador lo reciba</text:p>
      <text:p text:style-name="P6">Assemble <text:span text:style-name="T2">lenguaje ensamblador donde hay instrucciones del tipo push mov call add xor pop, manejando directo la memoria y el procesador. El object file tiene direcciones de memoria y esto se linkea los distintos archivos objetos y librerias necesarias.</text:span></text:p>
      <text:p text:style-name="P6"/>
      <text:p text:style-name="P12">Esto es en tiempo de build, luego esta el tiempo de run donde se sube a la memoria.</text:p>
      <text:p text:style-name="P12"/>
      <text:p text:style-name="P12">Se cargan las instrucciones <text:span text:style-name="T4">(el codigo) </text:span>en un segmento de la memoria. Otra para variables globales, inicializadas y no inicializadas <text:span text:style-name="T6">(data y bss)</text:span>. <text:span text:style-name="T4">Datos del heap, la memoria para trabajar con memoria dinamica. Finalmente el stack, una pila, una estructura de datos del tipo pila (datos apilados).</text:span></text:p>
      <text:p text:style-name="P16">Lo que se apila y desapila son las variables automaticas.</text:p>
      <text:p text:style-name="P6"/>
      <text:p text:style-name="P11">extern es que esta definida externamente</text:p>
      <text:p text:style-name="P11">En c++ se necesita al menos declarar la funcion arriba del main</text:p>
      <text:p text:style-name="P11"/>
      <text:p text:style-name="P13">Una variable global se puede acceder desde cualquier lugar.</text:p>
      <text:p text:style-name="P17">En C# podria ser una variable estatica y publica.</text:p>
      <text:p text:style-name="P13"/>
      <text:p text:style-name="P13">int num = 0 <text:s/>&lt;&lt;&lt;&lt; global</text:p>
      <text:p text:style-name="P13"/>
      <text:p text:style-name="P13">void <text:s/>main()</text:p>
      <text:p text:style-name="P13">{</text:p>
      <text:p text:style-name="P13"><text:tab/>int num <text:span text:style-name="T5">= 5; &lt;&lt;&lt;&lt; local</text:span></text:p>
      <text:p text:style-name="P13"><text:tab/><text:span text:style-name="T5">num = 10; &lt;&lt;&lt;&lt; local</text:span></text:p>
      <text:p text:style-name="P13">}</text:p>
      <text:p text:style-name="P13"/>
      <text:p text:style-name="P15">auto &lt; era para variables automaticas, ahora es un rellenador de clase</text:p>
      <text:p text:style-name="P15">auto a = 0: (ya asume que tipo de variable queres usar)</text:p>
      <text:p text:style-name="P15"/>
      <text:p text:style-name="P16">El stack va apilando las variables locales mientras se van agregando y las elimina cuando mueren. Tambien apila funciones en algunos casos.</text:p>
      <text:p text:style-name="P16">Un parametro podria ser una variable local (no es la definicion exacta).</text:p>
      <text:p text:style-name="P16">Una recursion genera stack overflow.</text:p>
      <text:p text:style-name="P16"/>
      <text:p text:style-name="P18">Variables globales inicializadas son Data</text:p>
      <text:p text:style-name="P17">Variables <text:span text:style-name="T8">globales </text:span>no inicializadas son BSS.</text:p>
      <text:p text:style-name="P17">Las variables globales <text:span text:style-name="T8">no </text:span>inicializan <text:span text:style-name="T8">tienen valor 0 por </text:span>default.</text:p>
      <text:p text:style-name="P18">Las constantes hay que inicializarlas siempre.</text:p>
      <text:p text:style-name="P17"/>
      <text:p text:style-name="P14"><text:span text:style-name="T13">void unaFunc</text:span>()</text:p>
      <text:p text:style-name="P14">{</text:p>
      <text:p text:style-name="P14"><text:soft-page-break/><text:tab/><text:span text:style-name="T7">static </text:span>int num <text:span text:style-name="T5">= 0; &lt;&lt;&lt;&lt; esta solo puede llamarse en la fucion, pero se crea una unica vez y no se resetea cuando se vuelve a usar la funcion</text:span></text:p>
      <text:p text:style-name="P14">}</text:p>
      <text:p text:style-name="P19">&amp; este opreador devuelve la direccion de algo</text:p>
      <text:p text:style-name="P7">Al pedir la direccion de un array sin especificar da la del primer elemento</text:p>
      <text:p text:style-name="P7">Los int ocupan 4 espacios, short 2, bool 1</text:p>
      <text:p text:style-name="P7"/>
      <text:p text:style-name="P8">int<text:span text:style-name="T9">&amp; num2 = num;</text:span></text:p>
      <text:p text:style-name="P20"/>
      <text:p text:style-name="P20">Eso es una referencia a num. Si cambio num o num2 se cambian ambos y ocupan el mismo espacio de memoria.</text:p>
      <text:p text:style-name="P20"/>
      <text:p text:style-name="P21">Si la original es constante la referencia debe ser constante, pero si la referencia es constante la original puede no serlo. En ese caso no podrias modificar la original con la referencia.</text:p>
      <text:p text:style-name="P21"/>
      <text:p text:style-name="P21">Una vez definida la referencia no se puede cambiar a que refiere.</text:p>
      <text:p text:style-name="P21"/>
      <text:p text:style-name="P9"><text:span text:style-name="T11">v</text:span><text:span text:style-name="T9">oid unaFunc(int num)</text:span></text:p>
      <text:p text:style-name="P26">{</text:p>
      <text:p text:style-name="P22"><text:span text:style-name="T9"><text:tab/></text:span><text:span text:style-name="T11">num = 25;</text:span></text:p>
      <text:p text:style-name="P26">}</text:p>
      <text:p text:style-name="P26"/>
      <text:p text:style-name="P28">El numero que entra es una copia, no modifica al original y tiene una direccion diferente que ocupa la misma cantidad de espacio por lo cual no es recomendable con tipos de datos grantes (C# decide de forma automatica cuando lo hace).</text:p>
      <text:p text:style-name="P28"/>
      <text:p text:style-name="P24"><text:span text:style-name="T9">v</text:span><text:span text:style-name="T10">oid unaFunc(int</text:span><text:span text:style-name="T9">&amp;</text:span><text:span text:style-name="T10"> num)</text:span></text:p>
      <text:p text:style-name="P27">{</text:p>
      <text:p text:style-name="P23"><text:span text:style-name="T9"><text:tab/></text:span><text:span text:style-name="T11">num = 25;</text:span></text:p>
      <text:p text:style-name="P27">}</text:p>
      <text:p text:style-name="P27"/>
      <text:p text:style-name="P28">Aca entra el original y la modifico, puedo usarlo para devolver varias cosas.</text:p>
      <text:p text:style-name="P28"/>
      <text:p text:style-name="P10"><text:span text:style-name="T11">v</text:span><text:span text:style-name="T9">oid unaFunc(</text:span><text:span text:style-name="T11">const </text:span><text:span text:style-name="T9">int</text:span><text:span text:style-name="T11">&amp;</text:span><text:span text:style-name="T9"> num)</text:span></text:p>
      <text:p text:style-name="P27">{</text:p>
      <text:p text:style-name="P28"/>
      <text:p text:style-name="P27">}</text:p>
      <text:p text:style-name="P27"/>
      <text:p text:style-name="P28">Aca entra el original pero no lo puedo cambiar.</text:p>
      <text:p text:style-name="P28"/>
      <text:p text:style-name="P29">En C# seria ref int num tanto en la funcion como cuando la llamas.</text:p>
      <text:p text:style-name="P25"><text:span text:style-name="T9">Y en C# los objetos se pasan siempre como referencia, pero no se pueden borrar con null porque mieentras haya otra referencia no se elimina, simplemente la referencia borrada deja de funcionar. </text:span><text:span text:style-name="T12">Ya que lo que se pasa es una copia de la referencia orignal, pero si se pusiera ref Personaje p (hablando del objeto) en ese caso puedo poner p = null y se borraria la referencia original.</text:span></text:p>
      <text:p text:style-name="P29"/>
      <text:p text:style-name="P30">Sizeof es el tamaño de algo en bytes (multiplicando por 8 da los bits). Ademas de las variables se puede ver el tamaño de los tipos de datos (int, bool, char, etc) o de las direcciones de memoria (esto puede variar segun el compilador y si es 32 o 64 bits).</text:p>
      <text:p text:style-name="P32">Al hacerlo en un array sin especificar el numero da el peso del array completo, no solo una parte.</text:p>
      <text:p text:style-name="P31"/>
      <text:p text:style-name="P33">Global es un scope, no una duracion. Una static en una funcion tiene la misma duracion, pero un scope menor.</text:p>
      <text:p text:style-name="P33"/>
      <text:p text:style-name="P34">int&amp; funcRef()</text:p>
      <text:p text:style-name="P34">{</text:p>
      <text:p text:style-name="P34"><text:tab/>return num;</text:p>
      <text:p text:style-name="P34">}</text:p>
      <text:p text:style-name="P34"/>
      <text:p text:style-name="P35">Esta funcion devuelve una referencia, si num es global la funcion devuelve num siendo referencia</text:p>
      <text:p text:style-name="P35"/>
      <text:p text:style-name="P36"><text:soft-page-break/>void main()</text:p>
      <text:p text:style-name="P36">{</text:p>
      <text:p text:style-name="P36"><text:tab/>char letras[1024 * 1024];</text:p>
      <text:p text:style-name="P36">}</text:p>
      <text:p text:style-name="P36">Un char ocupa 1byte por lo que esa funcion ocupa en total 1mb, ese es el limite default del stack por lo cual crashearia (ademas de que antes del main ya se stackean cosas)</text:p>
      <text:p text:style-name="P37"/>
      <text:p text:style-name="P38">int* puntero = &amp;num;</text:p>
      <text:p text:style-name="P38">char* puntero<text:span text:style-name="T14">ALetra</text:span> <text:span text:style-name="T14">= &amp;letra</text:span></text:p>
      <text:p text:style-name="P38"/>
      <text:p text:style-name="P39">El puntero guarda una direccion de memoria del tipo de dato indicado, pero tiene su propia direcciones</text:p>
      <text:p text:style-name="P39"/>
      <text:p text:style-name="P39">*<text:span text:style-name="T15">puntero = algo;</text:span></text:p>
      <text:p text:style-name="P39"/>
      <text:p text:style-name="P41">De esa forma se desreferencia, o sea que en lugar de modificar el puntero (que es una direccion de memoria) modifico el contenido del lugar al cual apunta.</text:p>
      <text:p text:style-name="P39"/>
      <text:p text:style-name="P40">new int;</text:p>
      <text:p text:style-name="P40"/>
      <text:p text:style-name="P41">Esto crea un int sin nombre en el heap, la memoria dinamica, lo que hace es utilizar una direccion de memoria, la cual se puede guardar en un puntero.</text:p>
      <text:p text:style-name="P41"/>
      <text:p text:style-name="P43">void main()</text:p>
      <text:p text:style-name="P43">{</text:p>
      <text:p text:style-name="P41"><text:tab/>int* puntero;</text:p>
      <text:p text:style-name="P41"><text:tab/>puntero = new int;</text:p>
      <text:p text:style-name="P41"><text:tab/>*puntero = 5;</text:p>
      <text:p text:style-name="P43">}</text:p>
      <text:p text:style-name="P43"/>
      <text:p text:style-name="P42">Memory leak: pedir memoria y nunca liberarla, eventualmente el heap se queda sin memoria.</text:p>
      <text:p text:style-name="P43">El puntero antes de tener el valor de new int tiene basura, es una variable en el stack.</text:p>
      <text:p text:style-name="P43">Si el puntero estuviera como global apuntaria a 0x000000 una direccion nula.</text:p>
      <text:p text:style-name="P42"/>
      <text:p text:style-name="P44">En la memoria dinamica se van pidiendo espacios y liberando, lo cual lleva a la fragmentacion de memoria.</text:p>
      <text:p text:style-name="P44"/>
      <text:p text:style-name="P45">Unity no destruye los objetos, lo hace su garbage collector, cuando se llena la memoria pasa para liberar por lo que estar llamando a crear destruir una y otra vez hace perder performance.</text:p>
      <text:p text:style-name="P45"/>
      <text:p text:style-name="P46">delete puntero;</text:p>
      <text:p text:style-name="P46">puntero = NULL;</text:p>
      <text:p text:style-name="P46"/>
      <text:p text:style-name="P46">Usar delete es lo contrario a new, libero el espacio que pedi, pero los punteros siguen apuntando a ese espacio, por lo cual despues de eliminarlo se debe volver nulo el puntero <text:span text:style-name="T16">volviendolo igual a 0, NULL o la direccion vacia 0x000000.</text:span></text:p>
      <text:p text:style-name="P46"/>
      <text:p text:style-name="P47">Las estructuras se copian en C#, no las crea en el heap, las clases estan por referencia. Las clases necesitan el new para pedir memoria, pero en el stack no tiene ese significado. Por lo que el new en C# no significa necesariamente lo mismo que en C++</text:p>
      <text:p text:style-name="P47"/>
      <text:p text:style-name="P48">Try</text:p>
      <text:p text:style-name="P48">Catch (Exception exc)</text:p>
      <text:p text:style-name="P48">Finally</text:p>
      <text:p text:style-name="P48"/>
      <text:p text:style-name="P48">Throw</text:p>
      <text:p text:style-name="P48"/>
      <text:p text:style-name="P48">Es para manejar exceptions, no necesariamente mostrar error</text:p>
      <text:p text:style-name="P48"/>
      <text:p text:style-name="P53">En c++ por ej (std::bad_alloc_e);</text:p>
      <text:p text:style-name="P48"/>
      <text:p text:style-name="P48"/>
      <text:p text:style-name="P54">int* ptr = new (std::nothrow) int;</text:p>
      <text:p text:style-name="P54">Esto pide memoria y no tira nunca una exception</text:p>
      <text:p text:style-name="P48"/>
      <text:p text:style-name="P48"/>
      <text:p text:style-name="P49"><text:soft-page-break/>int* punteroANum;</text:p>
      <text:p text:style-name="P49">const int* <text:span text:style-name="T17">punteroANumConst;</text:span></text:p>
      <text:p text:style-name="P50">int const* igual al de arriba</text:p>
      <text:p text:style-name="P50">const int* punteroConstanteaNumConstasnte;</text:p>
      <text:p text:style-name="P50"/>
      <text:p text:style-name="P50">Si el numero era originalmente constante no se puede usar desde un puntero que no este declarado como const int*.</text:p>
      <text:p text:style-name="P50">Si el numero no era constante pero el puntero esta declarado como const int* entonces se puede asignar , pero no se puede cambiar el valor del numero mediante el puntero.</text:p>
      <text:p text:style-name="P50"/>
      <text:p text:style-name="P51">Es recomendable usar el const en las funciones para los parametros</text:p>
      <text:p text:style-name="P51"/>
      <text:p text:style-name="P51">void recibirPuntero(int* punt)</text:p>
      <text:p text:style-name="P51"/>
      <text:p text:style-name="P51">Igualmente en esa funcion el puntero esta siedo pasado por copia, para que sea por referencia deberia ser (int*&amp; punt)</text:p>
      <text:p text:style-name="P51"/>
      <text:p text:style-name="P51"/>
      <text:p text:style-name="P55">En C en lugar de new existe el malloc(); el cual toma como parametro un size_t (que es el tipo de dato que devuevle sizeof() y es un unsigned int o puede ser otra cosa dependiendo del sistema) </text:p>
      <text:p text:style-name="P56">Y en lugar del delete existe el free(nombredelpuntero);</text:p>
      <text:p text:style-name="P57">C no tira exceptions, en caso de pedir memoria infinitamente simplemente deja de darla</text:p>
      <text:p text:style-name="P51"/>
      <text:p text:style-name="P58">Si usaramos int* puntero = malloc( sizeof(int) ) en c++ habria que castear el resultado ya que eso da un puntero void</text:p>
      <text:p text:style-name="P58">Se haria con int* puntero = (int*)malloc(sizeof(int)) es ese caso devuelve un puntero void, pero lo convierte en un puntero int</text:p>
      <text:p text:style-name="P59">Lo mismo seria (int*)(malloc(sizeof(int)));</text:p>
      <text:p text:style-name="P51"/>
      <text:p text:style-name="P52">void func(int * a)</text:p>
      <text:p text:style-name="P52">{</text:p>
      <text:p text:style-name="P52">}</text:p>
      <text:p text:style-name="P52"/>
      <text:p text:style-name="P52">func(&amp;a);</text:p>
      <text:p text:style-name="P52"/>
      <text:p text:style-name="P52">Esto es valido un &amp;a es basicamente lo mismo que un puntero</text:p>
      <text:p text:style-name="P52"/>
      <text:p text:style-name="P52"/>
      <text:p text:style-name="P52"/>
      <text:p text:style-name="P60">Recordar que</text:p>
      <text:p text:style-name="P60">int &amp; b = a; </text:p>
      <text:p text:style-name="P60">Significa que b es una referencia a la variable a, si cambia b cambia a, es similar al puntero, pero no guarda una direcion de memoria, es directamente un sobrenombre de a.</text:p>
      <text:p text:style-name="P60"/>
      <text:p text:style-name="P60"/>
      <text:p text:style-name="P60"/>
      <text:p text:style-name="P60"/>
      <text:p text:style-name="P61">Los arrays no se pasan por copia, es por referencia. Si el array se llama nums[], al mostrar nums muestra su primer direccion de memoria.</text:p>
      <text:p text:style-name="P61"/>
      <text:p text:style-name="P62">Las estructuras pasan por copia.</text:p>
      <text:p text:style-name="P62"/>
      <text:p text:style-name="P62"/>
      <text:p text:style-name="P62"/>
      <text:p text:style-name="P63">void mostrar(int nums[])</text:p>
      <text:p text:style-name="P63">void mostrar(int nums[cualquier numero sin importar lo largo que era el array])</text:p>
      <text:p text:style-name="P63">void mostrar(int*nums)</text:p>
      <text:p text:style-name="P63"/>
      <text:p text:style-name="P63">Esas 3 formas son lo mismo.</text:p>
      <text:p text:style-name="P63"/>
      <text:p text:style-name="P63"/>
      <text:p text:style-name="P63"/>
      <text:p text:style-name="P68">calloc()</text:p>
      <text:p text:style-name="P68"/>
      <text:p text:style-name="P64">En C existe calloc( largo, sizeof(*nums) ); continuous allocation, es para dar espacios de memoria para arrays y los inicializa. Usa parametro de que tan largo es y el tamaño de cada uno.</text:p>
      <text:p text:style-name="P64"><text:soft-page-break/></text:p>
      <text:p text:style-name="P69">realloc()</text:p>
      <text:p text:style-name="P64"/>
      <text:p text:style-name="P65">realloc(unPuntero, nuevoTamañoEnByte);</text:p>
      <text:p text:style-name="P65">Este es para realocar, devuelve un puntero.</text:p>
      <text:p text:style-name="P65"/>
      <text:p text:style-name="P65">Siempre busca memoria continua y cuando le pedis mas copia el puntero original, lo lleva a su nuevo lugar con el tamaño continuo pedido y libera el espacio original.</text:p>
      <text:p text:style-name="P65"/>
      <text:p text:style-name="P65"/>
      <text:p text:style-name="P65"/>
      <text:p text:style-name="P65"/>
      <text:p text:style-name="P66">En C++ las formas son</text:p>
      <text:p text:style-name="P66"/>
      <text:p text:style-name="P66">int* pNum = new int;</text:p>
      <text:p text:style-name="P66">int* pNums = new int[5];</text:p>
      <text:p text:style-name="P66"/>
      <text:p text:style-name="P66">delete pNum;</text:p>
      <text:p text:style-name="P66">delete[] pNums;</text:p>
      <text:p text:style-name="P66"/>
      <text:p text:style-name="P66"/>
      <text:p text:style-name="P66"/>
      <text:p text:style-name="P67">En C++ no se recomienda todo este uso para arrays, se recomienda el std::array</text:p>
      <text:p text:style-name="P67"/>
      <text:p text:style-name="P67"/>
      <text:p text:style-name="P67"/>
      <text:p text:style-name="P70">Si tengo un puntero pNum y hago pNum++ estoy avanzando al proximo espacio de memoria (avanza correctamente en la memoria segun el tipo de dato que guarda, un solo pNum++ es un array de char avanza un espacio y en uno de int avanza 4, etc)</text:p>
      <text:p text:style-name="P70"/>
      <text:p text:style-name="P70"/>
      <text:p text:style-name="P70"/>
      <text:p text:style-name="P75">Si pido memoria dinamica solo la puedo borrar a partir de la direccion original que me dieron, si lo guarde en un puntero y luego lo movi no puedo liberar la memoria a partir de ese puntero</text:p>
      <text:p text:style-name="P75">Por cada peticion de memoria dinamica debo liberar una unica vez, si libero la memoria e igual tengo punteros nuevos apuntando no importa, la memoria se libero</text:p>
      <text:p text:style-name="P70"/>
      <text:p text:style-name="P73"/>
      <text:p text:style-name="P73"><text:span text:style-name="T18">#include &lt;</text:span>stdarg.h<text:span text:style-name="T18">&gt;</text:span> para poder trabajar con argumentos varios</text:p>
      <text:p text:style-name="P70"/>
      <text:p text:style-name="P75">void simplePrint(char, …)</text:p>
      <text:p text:style-name="P75">{</text:p>
      <text:p text:style-name="P71"/>
      <text:p text:style-name="P72">antes que nada crear</text:p>
      <text:p text:style-name="P72"/>
      <text:p text:style-name="P72">va_list args;</text:p>
      <text:p text:style-name="P72">va_start(args, ultimavariableconocidaenlalistadeparametros);</text:p>
      <text:p text:style-name="P72"/>
      <text:p text:style-name="P72">int I = va_arg(args, int);</text:p>
      <text:p text:style-name="P75">esto da el proximo argumento int</text:p>
      <text:p text:style-name="P72"/>
      <text:p text:style-name="P74">y al final se hace</text:p>
      <text:p text:style-name="P74"/>
      <text:p text:style-name="P74">va_end(args);</text:p>
      <text:p text:style-name="P74"/>
      <text:p text:style-name="P75">}</text:p>
      <text:p text:style-name="P75"/>
      <text:p text:style-name="P76">Esto es llamado variadic functions</text:p>
      <text:p text:style-name="P76"/>
      <text:p text:style-name="P76"/>
      <text:p text:style-name="P76"/>
      <text:p text:style-name="P77">char arrChar[] = {‘H’ , ‘o’, ‘l’, ‘a’, ‘\0’};</text:p>
      <text:p text:style-name="P77">char arrChar[] = {‘Hola’};</text:p>
      <text:p text:style-name="P77"><text:soft-page-break/>Esas dos formas son lo mismo, ya que agrega el caracter nulo automaticamente, incluso si en la primer forma no lo hago. Si defino arrChar[4] no me va a dejar poner ‘hola’ porque necesitaria un quinto espacio para el caracter nulo.</text:p>
      <text:p text:style-name="P77"/>
      <text:p text:style-name="P86">En que parte de la memoria se guarda el char o string</text:p>
      <text:p text:style-name="P77"/>
      <text:p text:style-name="P78">Char arrChar[] = “Hola”;</text:p>
      <text:p text:style-name="P78">Esto se guarda en el stack <text:span text:style-name="T30">(aunque el “Hola” se escribe en una parte solo lectura y al crear el array copia ese contenido en el stack.</text:span></text:p>
      <text:p text:style-name="P78"/>
      <text:p text:style-name="P78">Char* ptrChar = “Hola”;</text:p>
      <text:p text:style-name="P78">Este puntero tambien, pero el contenido no puede ser modificado porque lo guarda en una parte de solo lectura</text:p>
      <text:p text:style-name="P78"/>
      <text:p text:style-name="P78">Char* ptrChar2 = calloc(5, sizeof(char));</text:p>
      <text:p text:style-name="P78">Esto lo guarda en el heap</text:p>
      <text:p text:style-name="P78"/>
      <text:p text:style-name="P79">free(ptrChar2);</text:p>
      <text:p text:style-name="P79"/>
      <text:p text:style-name="P79">#include &lt;string.h&gt;</text:p>
      <text:p text:style-name="P79"/>
      <text:p text:style-name="P79">strcpy(arrChar, “Otro”);</text:p>
      <text:p text:style-name="P79">Esta es la forma correcta de modificarlo</text:p>
      <text:p text:style-name="P79"/>
      <text:p text:style-name="P79">strcpy(ptrChar, “Otro”):</text:p>
      <text:p text:style-name="P79">Esto no sirve, para evitar problemas se deberia poner const char* ptrChar = “Hola”; al definir ese puntero</text:p>
      <text:p text:style-name="P79"/>
      <text:p text:style-name="P79">strcpy(ptrChar2, “Otro”);</text:p>
      <text:p text:style-name="P79">Esto sirve, pero siemrpe hay que tener en cuenta los espacios de memoria que puedo usar para no pasarme.</text:p>
      <text:p text:style-name="P79"/>
      <text:p text:style-name="P79"/>
      <text:p text:style-name="P79"/>
      <text:p text:style-name="P79"/>
      <text:p text:style-name="P79"/>
      <text:p text:style-name="P80">En C cuando uso un strct tiene que se llamado struct Nombre p;</text:p>
      <text:p text:style-name="P80">En C++ alcanza con Nombre p;</text:p>
      <text:p text:style-name="P80"/>
      <text:p text:style-name="P80">En C las struct no pueden tener valores por default, en C++ si.</text:p>
      <text:p text:style-name="P80">Solo agrupan datos, no tienen funciones y es todo publico.</text:p>
      <text:p text:style-name="P80"/>
      <text:p text:style-name="P80">En C++ se usan solo para agrupar datos, pero se pueden ponerle funciones y todo es publico</text:p>
      <text:p text:style-name="P80"/>
      <text:p text:style-name="P80">En C se inicia asi</text:p>
      <text:p text:style-name="P80"/>
      <text:p text:style-name="P80">struct Position</text:p>
      <text:p text:style-name="P80">{</text:p>
      <text:p text:style-name="P80"><text:tab/>int x;</text:p>
      <text:p text:style-name="P80"><text:tab/>int y;</text:p>
      <text:p text:style-name="P80">};</text:p>
      <text:p text:style-name="P83">Las struct tienen ; al final, las clases de C++ tambien.</text:p>
      <text:p text:style-name="P80"/>
      <text:p text:style-name="P80">int main()</text:p>
      <text:p text:style-name="P80">{</text:p>
      <text:p text:style-name="P80"><text:tab/>struct Position p = {<text:span text:style-name="T19">1</text:span>0, 10};</text:p>
      <text:p text:style-name="P80">}</text:p>
      <text:p text:style-name="P80"/>
      <text:p text:style-name="P81"/>
      <text:p text:style-name="P81"/>
      <text:p text:style-name="P81">Si quisiera pedir memoria para un struct deberia</text:p>
      <text:p text:style-name="P81"/>
      <text:p text:style-name="P81">struct Position* p2 = malloc(sizeof(struct Position));</text:p>
      <text:p text:style-name="P81"/>
      <text:p text:style-name="P81">Esto luego se inicia</text:p>
      <text:p text:style-name="P81"/>
      <text:p text:style-name="P81">(*p2).x = 0;</text:p>
      <text:p text:style-name="P81"><text:soft-page-break/>(*p2).y = 0;</text:p>
      <text:p text:style-name="P81"/>
      <text:p text:style-name="P83">Una forma mas simple es</text:p>
      <text:p text:style-name="P83">p2-&gt; = 0;</text:p>
      <text:p text:style-name="P83">p2-&gt; = 0;</text:p>
      <text:p text:style-name="P81"/>
      <text:p text:style-name="P81"/>
      <text:p text:style-name="P81"/>
      <text:p text:style-name="P81">En lengaujes como C# uno puede pedir que pase el garbage collector, pero no puede evitar que pase cuando el lo decida</text:p>
      <text:p text:style-name="P81"/>
      <text:p text:style-name="P82">En C# la clase va al heap y todo lo que esta adentro iria al heap</text:p>
      <text:p text:style-name="P82"/>
      <text:p text:style-name="P82"/>
      <text:p text:style-name="P84"/>
      <text:p text:style-name="P85">typedef int bool;</text:p>
      <text:p text:style-name="P85"/>
      <text:p text:style-name="P88">Se puede usar con los struct <text:span text:style-name="T20">para no tener que escribir todo el tiempo struct (sirve en C)<text:line-break/>typedef struct Position Position;<text:line-break/>Esto se puede hacer al crear el struct</text:span></text:p>
      <text:p text:style-name="P89"/>
      <text:p text:style-name="P89">typedef struct Position<text:line-break/>{<text:line-break/><text:tab/>int x;<text:line-break/><text:tab/>int y:<text:line-break/>} Position;</text:p>
      <text:p text:style-name="P89"/>
      <text:p text:style-name="P89"/>
      <text:p text:style-name="P89"/>
      <text:p text:style-name="P90">int num1, num2; asi declaro dos int</text:p>
      <text:p text:style-name="P90">int* num1, num2; asi declaro un puntero a int y un int</text:p>
      <text:p text:style-name="P90">int* num1, *num2; asi declaro dos punteros a int</text:p>
      <text:p text:style-name="P90"/>
      <text:p text:style-name="P91">El array conviene cuando tenes muchos accesos y no pensas agregar cosas<text:line-break/>La lista es mejor para agregar y sacar cosas, <text:span text:style-name="T9">pero no es tan performante para accederlo todo el tiempo</text:span></text:p>
      <text:p text:style-name="P92">Big O notation<text:line-break/>Grokkingm algorithm</text:p>
      <text:p text:style-name="P92"/>
      <text:p text:style-name="P92"/>
      <text:p text:style-name="P93">fopen para abrir archivos o crear<text:span text:style-name="T21">los</text:span> y manipularlos, devuelve un un puntero a la direccion donde cargo el archivo</text:p>
      <text:p text:style-name="P94">FILE* pFile = fopen(“miarchivo.txt”, “w”);<text:line-break/>fputs(“Hola”, pFile);<text:line-break/>fclose(pFile);</text:p>
      <text:p text:style-name="P94">Con fclose se libera el archivo, es algo parecido a un free, libera el recurso cosa que por ejemplo <text:span text:style-name="T22">no te prohiba borrarlo desde afuera porque haya otro programa usandolo</text:span></text:p>
      <text:p text:style-name="P94"/>
      <text:p text:style-name="P94"><text:soft-page-break/>puts(“Algo”); es equivalente a printf(“%s”, “Algo”); <text:span text:style-name="T22">y escribe a la consola<text:line-break/>fprintf(pFile, “%s”, “Hola”); esto hace lo mismo que fputs, solo define el tipo</text:span></text:p>
      <text:p text:style-name="P95">Escribir en el disco es costoso</text:p>
      <text:p text:style-name="P96"><text:span text:style-name="T23">T</text:span>exto maneja siempre punteros de char, binario maneja punteros de void (comodines)</text:p>
      <text:p text:style-name="P96"/>
      <text:p text:style-name="P96"/>
      <text:p text:style-name="P96"/>
      <text:p text:style-name="P97">Serializacion volver estructuras de memoria a una serie de bytes</text:p>
      <text:p text:style-name="P97"/>
      <text:p text:style-name="P98">En C#</text:p>
      <text:p text:style-name="P98"/>
      <text:p text:style-name="P98">[Serializable] <text:s text:c="2"/>si un objeto contiene a otro ambos deben ser serializables, lo mismo la herencia<text:line-break/>struc Position<text:line-break/>{<text:line-break/><text:line-break/>}</text:p>
      <text:p text:style-name="P98"/>
      <text:p text:style-name="P98">Position p:</text:p>
      <text:p text:style-name="P98">FilesStream fs = File.OpenWrite(“pos.dat”);</text:p>
      <text:p text:style-name="P98">BinaryFormatter bf = new BinaryFormatter():</text:p>
      <text:p text:style-name="P98">bf.Serialize(fs, p); <text:s text:c="4"/>en lugar de p puede ser cualquier objeto serializable</text:p>
      <text:p text:style-name="P98">fs.Close():</text:p>
      <text:p text:style-name="P98"/>
      <text:p text:style-name="P99">~Destructor<text:line-break/>Es como el cosntructor, pero se llama cuando se elimina el objeto como con delete</text:p>
      <text:p text:style-name="P100">class Auto : public Vehiculo<text:line-break/>Esto es que auto hereda de vehiculo y mantiene lo publico de vehiculo como publico (y lo privado privado), <text:span text:style-name="T29">es como mantenerlo proteected</text:span></text:p>
      <text:p text:style-name="P100">class Auto : private Vehiculo<text:line-break/>Aca lo que era publico de vehiculo se queda privado</text:p>
      <text:p text:style-name="P100">Vehiculo* pv = new Auto;<text:line-break/>delete pv:</text:p>
      <text:p text:style-name="P100">Aca hace constructor vehiculo, constructor auto, destructor vehiculo<text:line-break/>Eso es porque C++ se fija que es un puntero a vehiculo, para arreglarlo hay que poner virtual adelante del destructor de cualqueir clase que vaya a ser base</text:p>
      <text:p text:style-name="P100">virtual ~Vehiculo()</text:p>
      <text:p text:style-name="P101"/>
      <text:p text:style-name="P101"/>
      <text:p text:style-name="P102">Las funciones tienen external linkage, o sea que pueden ser utilizadas en cualquiera de los object files generados. Lo unico que necesitamos es avisar que existen declarandolas sin definirlas.<text:line-break/><text:soft-page-break/><text:line-break/>Para las variables hay que poner la palabra extern.</text:p>
      <text:p text:style-name="P102">extern inr gNum; <text:span text:style-name="T24">asi lo busca en otros archivos y es para variables globale<text:line-break/>Estas variables tienen internal linkage por lo que si las defino en otro archivo las piso.</text:span></text:p>
      <text:p text:style-name="P103">Las constantes tienen internal linkage, por lo que no interactuan con las de otros archivos a menos que las defina con extern.</text:p>
      <text:p text:style-name="P103">extern const int constNum = 0:</text:p>
      <text:p text:style-name="P104">Si le pongo static a una variable global la vuelve internal, el linker no la va a encontrar por mas que haya un extern buscandolo.<text:line-break/>Una funcion suelta puede ser static, o sea que seria internal (no confundir con metodo static)</text:p>
      <text:p text:style-name="P104"/>
      <text:p text:style-name="P105">La declaracion puede estar t<text:span text:style-name="T25">odas las veces que quiera, pero las definiciones no, por eso se hacen .h y no los .cpp (aunque podria ser .cpp, pero es .h por convencion)</text:span></text:p>
      <text:p text:style-name="P105"/>
      <text:p text:style-name="P106">Programacion generica con templates (o generics en C#)<text:line-break/>Es para no tener que crear nuevas sobrecargas cuando hay un nuevo tipo de dato.<text:line-break/>En realidad la sobrecarga es para hacer cosas diferentes con distintos tipos de datos y los templates es para hacer lo mismo con distintos tipos de datos.</text:p>
      <text:p text:style-name="P107">template&lt;class T&gt; <text:s/>//o typename T, class no es de clase, es el tipo de dato<text:line-break/>void mostrar(T a, T b) //la T es el tipo de dato que necesite, no necesita llamarse T, puede ser como yo quiera<text:line-break/>{<text:line-break/><text:tab/><text:line-break/>}<text:line-break/><text:line-break/>teplate&lt;typename T, typename U&gt; // con esto serian dos datos diferetnes en template<text:line-break/><text:line-break/>Con esto se hacen las sobrecargas automaticamente</text:p>
      <text:p text:style-name="P107"/>
      <text:p text:style-name="P108">template&lt;class T&gt; <text:s/>//o typename T<text:line-break/><text:span text:style-name="T26">class Node<text:line-break/>{<text:line-break/><text:tab/>T valor;<text:line-break/><text:tab/>Node&lt;T&gt;* proximoNodo;<text:line-break/>}</text:span></text:p>
      <text:p text:style-name="P109">Al crear un nuevo nodo ahora habria que aclarar el tipo<text:line-break/>Node&lt;int&gt;* node;<text:line-break/><text:line-break/></text:p>
      <text:p text:style-name="P109"/>
      <text:p text:style-name="P109"/>
      <text:p text:style-name="P110">Si hago <text:line-break/>int* pNum = new int[5];<text:line-break/><text:line-break/>Tengo que hacer<text:line-break/>delete[] pNum;</text:p>
      <text:p text:style-name="P110"><text:soft-page-break/></text:p>
      <text:p text:style-name="P110"/>
      <text:p text:style-name="P110"/>
      <text:p text:style-name="P110"/>
      <text:p text:style-name="P111">Personaje* pPersonajes[2]; // este array esta en el stack<text:line-break/>Personaje* pPersonajes2 = new Personaje[2]; // esto esta en el heap, crea 2 posiciones de memoria continuas para guardar direcciones de personajes<text:line-break/><text:line-break/>pPersonajes[0] = new Personaje(); // esto si esta en el heap y es un personaje cuya direccion esta guardada dentro del array<text:line-break/><text:line-break/><text:span text:style-name="T27">delete pPersonajes[0]; //asi se deberia eliminar el contenido de pPersonajes[0]</text:span><text:line-break/><text:line-break/>Personaje p;<text:line-break/>pPersonajes[1] = &amp;p;</text:p>
      <text:p text:style-name="P111"/>
      <text:p text:style-name="P113">---</text:p>
      <text:p text:style-name="P112">#define <text:span text:style-name="T28">_CRTDBG_MAP_ALLOC</text:span><text:line-break/>#include &lt;crtdbg.h&gt;</text:p>
      <text:p text:style-name="P114">Este header es una herramienta de visual studio, no de otros IDE. Es para ver la data de los memory leaks si los hay.</text:p>
      <text:p text:style-name="P114"/>
      <text:p text:style-name="P114"/>
      <text:p text:style-name="P114"/>
      <text:p text:style-name="P116">Sobrecarga de operadores<text:line-break/>C no soporta sobrecarga de operadores ni funciones, esto es para C++<text:line-break/><text:line-break/></text:p>
      <text:p text:style-name="P115"><text:span text:style-name="T31">class Item<text:line-break/>{<text:line-break/><text:tab/>Item opreator + (const Item&amp; otro) const<text:line-break/><text:tab/>{<text:line-break/><text:tab/><text:tab/>Item nuevo;<text:line-break/><text:tab/><text:tab/>nuevo.poder = this→poder + otro.poder;<text:line-break/><text:tab/><text:tab/>return nuevo;<text:line-break/><text:tab/>}<text:line-break/>}<text:line-break/><text:line-break/>Item nuevoCombinado = unItem + otroItem;<text:line-break/>Item nuevoCombinado = unItem.operator+(otroItem);<text:line-break/><text:line-break/><text:line-break/><text:line-break/><text:line-break/><text:line-break/><text:line-break/><text:line-break/></text:span><text:soft-page-break/><text:span text:style-name="T31">Si lo hago por fuera de la clase Item seria asi<text:line-break/><text:line-break/>Item opreator + (const Item&amp; item1, const Item&amp; item2) const<text:line-break/>{<text:line-break/><text:tab/>Item nuevo;<text:line-break/><text:tab/>nuevo.setPoder(item1.getPoder() + item2.getPoder());<text:line-break/><text:tab/>return nuevo;<text:line-break/>}<text:line-break/><text:line-break/>Es recomendable que si vamos a trabajar con objetos de la misma clase es mejor hacerlo dentro de la misma, pero si son cosas diferentes afuera.<text:line-break/><text:line-break/>Si dentro de la clase uso la palabra friend puedo dejar que una funcion de afuera acceda a las cosas privada<text:line-break/><text:line-break/>friend Item operator+(const Item&amp; item1, const Item&amp; item2);<text:line-break/><text:line-break/>Si pongo friend y el nombre de la clase tambien funciona, aunque seria en parte romper el encapsulamiento.<text:line-break/><text:line-break/></text:span></text:p>
      <text:p text:style-name="P115"/>
      <text:p text:style-name="P115"/>
      <text:p text:style-name="P115"/>
      <text:p text:style-name="P117">Lista de inicializacion<text:line-break/><text:line-break/>Caja(int al, int an, int pr) : alto(al), ancho(an), profundidad(prof)<text:line-break/>{<text:line-break/>}<text:line-break/><text:line-break/>Si lo hago dentro del constructor primero inicializa las variables y luego las sobreescribe, haciendolo con la lista de inicializaion se ahorra ese paso y las inicializa directamente con los valores que quiero.<text:line-break/>Dentro del constructor en realidad van cosas que requieren calculos.<text:line-break/><text:line-break/><text:span text:style-name="T32">De esta manera se pueden setear valores de constantes de la clase. Habria que leer donde se guardan las constantes de clase para que esto sea posible, ya que parece que las constantes de clase se tratan de forma diferente, ya que en las clases no permite iniciar arrays con cantidad constante, cuando normalmente es posible.<text:line-break/><text:line-break/></text:span></text:p>
      <text:p text:style-name="P117"/>
      <text:p text:style-name="P118">Las clases y struct no se pueden definir antes para que despues las lea porque no sabe cuanto pesan.<text:line-break/>Para esto hago los cpp con la clase y el header aparte para poder hacer un include.<text:line-break/><text:line-break/><text:span text:style-name="T33">En el .cpp hago el include del header y despues defino todas las funciones, constructor, etc.<text:line-break/><text:line-break/>Recordar especificar de donde viene cada funcion<text:line-break/>void Item::tirar()<text:line-break/>Siendo tirar un metodo de la clase Item<text:line-break/><text:line-break/>En los .h es recomendable ponerle directivas de preprocesador<text:line-break/>Ej, en el Item.h<text:line-break/><text:line-break/></text:span><text:soft-page-break/><text:span text:style-name="T33">#ifndef ITEM<text:line-break/>#define ITEM<text:line-break/><text:line-break/>otra opcion es poner una vez #pragma once<text:line-break/><text:line-break/>// a veces se puede encontrar como ITEM_H<text:line-break/>Aca pongo toda la clase<text:line-break/><text:line-break/>#endif<text:line-break/></text:span></text:p>
      <text:p text:style-name="P119"><text:span text:style-name="T33"><text:line-break/><text:line-break/></text:span><text:span text:style-name="T34">Recordar que la matriz se hacia<text:line-break/>int nums </text:span><text:span text:style-name="T35">[2][2] = { {1,2}, {3,4} };<text:line-break/>Sin importar la cantidad de dimensiones, el unico que puede no estar definido es el de la izquierda, el primero, que lo puede asumir.<text:line-break/><text:line-break/></text:span><text:span text:style-name="T34">int nums </text:span><text:span text:style-name="T35">[2][3] = { {1,2}, {3,4,3} };<text:line-break/>En este caso en la primer parte hace {1, 2, 0}<text:line-break/><text:line-break/>Otra cosa que puedo hacer es inicializar con un solo par de llaves<text:line-break/></text:span><text:span text:style-name="T34">int nums </text:span><text:span text:style-name="T35">[2][3] = { 1, 2, 3,4,3 };<text:line-break/>Pero en este caso completa el cero al final y quedaria { {1,2,3}, {4,3,0} }<text:line-break/><text:line-break/>char nombres[2][10] = {“Pepe”, “Juan”};<text:line-break/>Si pido nombres me da la direccion de memoria del priemr elemento<text:line-break/>Si pido nombres[0] me devuelve “Pepe”<text:line-break/><text:line-break/>Otra opcion similar es<text:line-break/>char* nombres[2] = { “Pepe”, “Juan” };<text:line-break/>Aca tengo un array de punteros que se crea en el stack, pero “Pepe” y “Juan” estan en la parte de solo lectura que es a donde apuntan los putneros.<text:line-break/></text:span></text:p>
      <text:p text:style-name="P120">Los argumentos del main funcionan con esto<text:line-break/>int main (int argc, char* argv[])<text:line-break/>Aca argc es la cantidad de parametros y argv son las diferentes palabras, todos ls parameros quedan aca<text:line-break/>{<text:line-break/><text:tab/>argv[0];<text:line-break/>}<text:line-break/></text:p>
      <text:p text:style-name="P120"/>
      <text:p text:style-name="P120"/>
      <text:p text:style-name="P121">En windows.h<text:line-break/>SetConsoleCursorPosition();<text:line-break/><text:line-break/>Handle es un puntero a la ventana, se obtiene haciendo<text:line-break/>HANDLE unHandle = GetStdHandle(STD_OUTPUT_HANDLE);<text:line-break/><text:line-break/>COORD cords;<text:line-break/><text:soft-page-break/>coords.X = 10;<text:line-break/>coords.Y = 10;</text:p>
      <text:p text:style-name="P121"/>
      <text:p text:style-name="P121"/>
      <text:p text:style-name="P121"/>
      <text:p text:style-name="P122"><text:line-break/><text:span text:style-name="T36">Si tengo<text:line-break/>int num = 0;<text:line-break/>void unaFunc();<text:line-break/><text:line-break/>Un puntero seria<text:line-break/>pNum = &amp;num;<text:line-break/>void (*pUnaFunc)() = &amp;unaFunc; // se peude hacer directamente unaFunc que eso ya es la direccion de memoria<text:line-break/><text:line-break/>Asi tendria un puntero a una funcion que retorna void y no recibe parametros<text:line-break/><text:line-break/>Si hago pUnaFunc(); llamaria a la funcion contenida<text:line-break/><text:line-break/>int sumar(int num1, int num2);<text:line-break/>int (*pSumar)(int, int) = &amp;sumar;<text:line-break/><text:line-break/>Esto se puede llamar<text:line-break/><text:line-break/>pSumar(3,4);<text:line-break/><text:line-break/>Un puntero a funcion es algo similar a delegate, callback, event listener, etc.<text:line-break/><text:line-break/><text:line-break/><text:line-break/><text:line-break/><text:line-break/><text:line-break/>Biblioteca de programacion / libreria<text:line-break/><text:line-break/>SFML<text:line-break/>SDL, raylib, Allegro (estas en C)<text:line-break/>Visual leak detector C++<text:line-break/>Cinder (en C++)<text:line-break/>OpenCV (para realidad aumentada)<text:line-break/>OpenALPR (reconoce matriculas)<text:line-break/>Box2D<text:line-break/>Havoc<text:line-break/><text:line-break/>GLFW (fue hecha en C)<text:line-break/>API aplication programming interface<text:line-break/>Windows pre compiled binaries es lo ya compilado, para usar, en este caso un dll o un lib.<text:line-break/><text:line-break/>dll dynamic linked library, (so, shared object en linux) es para que se linkee en tiempo de ejecucion cosa de no tener el lib siendo parte de todos los juegos y que ocupe esos espacios y en el caso del dll se usa un import library que tiene un uso similar al header, tiene la informacion necesaria para el linker sin que el linker tenga que incluir al dll en si (o al lib estatico)<text:line-break/></text:span><text:soft-page-break/><text:span text:style-name="T36">Al usar el import library y el dll una vez compilado el sistema operativo se encarga de buscar la dll que el import library le dice que necesita, por ejemplo, en system32, o en la misma carpeta del ejecutable, entre otras opciones predefinidas.<text:line-break/><text:line-break/>Wix, inno setup, nullsoft installer, esos 3 programas se usan para crear instaladores.<text:line-break/><text:line-break/>A veces se encuentran separadas las development librarys de los dll<text:line-break/><text:line-break/><text:line-break/><text:line-break/><text:line-break/><text:line-break/>Visual Leak detector y SFML<text:line-break/>Binaries izquierda 32 bits<text:line-break/><text:line-break/>Los include (en C C++ general)<text:line-break/>La carpeta de las librerias adicionales (Linker Genera)<text:line-break/>Y las dependencias (linker entrada)<text:line-break/><text:line-break/>Poner las cosas en una carpeta dependencia libs, o algo asi en el proyecto. Usar las macros para que funcione en otras maquinas<text:line-break/>Proyecto 1 &gt; libs<text:line-break/>$SolutionDir\libs\…<text:line-break/><text:line-break/>Los lib -d son debug, -s es estatica, la sin nada es la para importar usando la dll (que puede estar en bin)<text:line-break/><text:line-break/>Vinculador &gt; punto de entrada para definir la entrada por el main o windows main, etc<text:line-break/><text:line-break/>Eventos de compilacion, ahi podemos poner lineas de comando con las que por ejemplo se pueden copiar dlls directo a la carpeta de compilacion para que no tenga que ser manual.<text:line-break/><text:line-break/>Dependency walker<text:line-break/><text:line-break/>Raygui para pequeños programas<text:line-break/>Qt conjunto de herramientas para desarrollar aplicaciones en diferentes plataformas (tiene una version gratis)<text:line-break/><text:line-break/>SFGUI es un gui que hizo gente para SFML<text:line-break/><text:line-break/></text:span></text:p>
      <text:p text:style-name="P122"/>
      <text:p text:style-name="P123">Versionado<text:line-break/><text:line-break/><text:span text:style-name="T37">Llamado vcs version control system o scm source code manager<text:line-break/><text:line-break/>Perforce (suele usarse por los AAA), plastic scm, mercurial, git, svn son algunos.<text:line-break/>Github, gitbucket, gitlab<text:line-break/>Github esta pensado para open source, el codigo es visible.<text:line-break/>Gitbucket es para cerrados, pero hasta 5 personas.<text:line-break/>Gitlab (?)<text:line-break/><text:line-break/>Git guarda todo, si hago un pequeño cambio guarda todo el archivo. Hay otros que guardarian solo el cambio.<text:line-break/><text:line-break/>Choosealicense.com para elegir una licencia<text:line-break/></text:span><text:soft-page-break/><text:span text:style-name="T37">copy $solutiondirblabla $targetdirblablabla<text:line-break/><text:line-break/></text:span></text:p>
      <text:p text:style-name="P124">Martinreddy<text:line-break/>Api desing for c++<text:line-break/></text:p>
      <text:p text:style-name="P124"/>
      <text:p text:style-name="P124"/>
      <text:p text:style-name="P125">Un union es igual a un struct, pero al usarlo solo puedo declarar uno de los valores y sin importar cual tipo use va a ocupar el espacio que ocupa la mas grande de las posibilidades.</text:p>
      <text:p text:style-name="P125"/>
      <text:p text:style-name="P125">Union Ejemplo<text:line-break/>{<text:line-break/><text:tab/>int a;<text:line-break/><text:tab/>char b:<text:line-break/><text:tab/>float c:<text:line-break/>};<text:line-break/><text:line-break/>Ejemplo ej;<text:line-break/>ej.a = 5;<text:line-break/><text:line-break/>Aca ya no podria usar b ni c, y sin importar eso ocupa lo que ocupa el mas grande (4)<text:line-break/><text:line-break/></text:p>
      <text:p text:style-name="P125"/>
      <text:p text:style-name="P125"/>
      <text:p text:style-name="P125"/>
      <text:p text:style-name="P126">Handling time es para hacer los delta time y no depender del framerate.<text:line-break/><text:line-break/><text:line-break/><text:line-break/><text:span text:style-name="T38">Propiedades del proyecto general, directorio de salida y directorio intermedio, eso para definir carpetas para organizar el proyecto<text:line-break/>Se pueden hacer varios proyectos en la misma solucion y tener por ejemplo un motor y en el otro las escenas en si, personajes etc<text:line-break/>En los proyectos se pueden crear filtros que son carpetas virtuales<text:line-break/></text:span></text:p>
      <text:p text:style-name="P126"/>
      <text:p text:style-name="P127">En las propiedades &gt; general &gt; tipo de configuracion cambiar a libreria (lib o dll si es dinamico o estatico lo que quiero crear). En caso de poner .dll solo te crea la .dll sin el lib, por lo que si queiro crear la .dll para que sea dinamico tengo que poner en el h<text:line-break/><text:line-break/>__declspec(dllexport) void testFunc();<text:line-break/><text:line-break/>En caso de que la funcion sea void testFunc(); y asi con todas las funciones, de esa forma crea el lib junto al dll<text:line-break/><text:line-break/>Y en el caso de crear una dll dinamica usar la directiva para poner dllexport o dllimport</text:p>
      <text:p text:style-name="P128"><text:soft-page-break/>A la hora de crear punteros (sin usar el new, o sea en los .h) no es necesario hacer los include de las clases que no reconozca, es mejor hacer una forward declaration de la clase.<text:line-break/><text:line-break/></text:p>
      <text:p text:style-name="P128"/>
      <text:p text:style-name="P128"/>
      <text:p text:style-name="P128"/>
      <text:p text:style-name="P129">Interfaz, clase abstracta<text:line-break/>Un metodo abstracto era uno que no tenia implementacion, cosa de que cuando lo heradan cada uno lo implementa como quiere<text:line-break/><text:line-break/>virtual void hacerAlgo() = 0;<text:line-break/>Eso con = 0 es virtual puro, esto se pone en el h y no puede tener implementacion en el cpp, solo las derivadas pueden implementarlo<text:line-break/><text:line-break/><text:span text:style-name="T39">P</text:span>ara hacer una interfaz se hace una clase comun, pero todos los metodos deben ser virtuales puros y no debe tener ninguna variable<text:line-break/><text:span text:style-name="T39">Las interfaces deben tener todo virtual puro y publico</text:span><text:line-break/><text:line-break/>La recomendacion es que tenga I al principio, class IBall por ejemp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9:51:45.234000000</meta:creation-date>
    <meta:generator>LibreOffice/5.3.2.2$Windows_x86 LibreOffice_project/6cd4f1ef626f15116896b1d8e1398b56da0d0ee1</meta:generator>
    <dc:date>2017-12-06T21:48:00.140000000</dc:date>
    <meta:editing-duration>P1DT15H51M45S</meta:editing-duration>
    <meta:editing-cycles>163</meta:editing-cycles>
    <meta:document-statistic meta:table-count="0" meta:image-count="0" meta:object-count="0" meta:page-count="16" meta:paragraph-count="260" meta:word-count="4261" meta:character-count="24448" meta:non-whitespace-character-count="20290"/>
  </office:meta>
</office:document-meta>
</file>